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CD0BD6EC713B74EE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16cm" style:rel-column-width="3184*"/>
    </style:style>
    <style:style style:name="Tabela1.B" style:family="table-column">
      <style:table-column-properties style:column-width="11.386cm" style:rel-column-width="645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row-height="0.101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row-height="0.101cm"/>
    </style:style>
    <style:style style:name="Tabela1.A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16cm" style:rel-column-width="3184*"/>
    </style:style>
    <style:style style:name="Tabela2.B" style:family="table-column">
      <style:table-column-properties style:column-width="11.386cm" style:rel-column-width="645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/>
    </style:style>
    <style:style style:name="Tabela2.A2" style:family="table-cell">
      <style:table-cell-properties fo:background-color="#000000" fo:padding="0.097cm" fo:border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0.101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4" style:family="paragraph" style:parent-style-name="Text_20_body">
      <style:text-properties fo:font-size="12pt" officeooo:rsid="0023382d" officeooo:paragraph-rsid="01be62d3" style:font-name-asian="Noto Sans CJK SC Regular" style:font-size-asian="12pt" style:font-name-complex="FreeSans" style:font-size-complex="12pt"/>
    </style:style>
    <style:style style:name="P5" style:family="paragraph" style:parent-style-name="Text_20_body">
      <style:text-properties officeooo:paragraph-rsid="01be62d3"/>
    </style:style>
    <style:style style:name="P6" style:family="paragraph" style:parent-style-name="Título_20_2_20_em_20_tabela">
      <style:text-properties officeooo:paragraph-rsid="01be62d3"/>
    </style:style>
    <style:style style:name="P7" style:family="paragraph" style:parent-style-name="Table_20_Contents">
      <style:text-properties officeooo:paragraph-rsid="01be62d3" style:font-name-asian="Noto Sans CJK SC Regular" style:font-name-complex="FreeSans" style:font-size-complex="14pt"/>
    </style:style>
    <style:style style:name="P8" style:family="paragraph" style:parent-style-name="Table_20_Contents">
      <style:text-properties officeooo:paragraph-rsid="01c2d123" style:font-name-asian="Noto Sans CJK SC Regular" style:font-name-complex="FreeSans" style:font-size-complex="14pt"/>
    </style:style>
    <style:style style:name="P9" style:family="paragraph" style:parent-style-name="Table_20_Contents">
      <style:text-properties officeooo:paragraph-rsid="01be62d3"/>
    </style:style>
    <style:style style:name="P10" style:family="paragraph" style:parent-style-name="Table_20_Contents">
      <style:paragraph-properties fo:text-align="start" style:justify-single-word="false"/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1" style:family="paragraph" style:parent-style-name="Table_20_Contents"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2" style:family="paragraph" style:parent-style-name="Text_20_body" style:master-page-name="Standard">
      <style:paragraph-properties style:page-number="1"/>
      <style:text-properties officeooo:paragraph-rsid="01be62d3"/>
    </style:style>
    <style:style style:name="P13" style:family="paragraph" style:parent-style-name="Heading_20_1">
      <style:text-properties officeooo:rsid="01b2bbc6" officeooo:paragraph-rsid="01be62d3"/>
    </style:style>
    <style:style style:name="T1" style:family="text">
      <style:text-properties officeooo:rsid="01069cff"/>
    </style:style>
    <style:style style:name="T2" style:family="text">
      <style:text-properties officeooo:rsid="010f1219"/>
    </style:style>
    <style:style style:name="T3" style:family="text">
      <style:text-properties officeooo:rsid="0023382d"/>
    </style:style>
    <style:style style:name="T4" style:family="text">
      <style:text-properties officeooo:rsid="010feda9"/>
    </style:style>
    <style:style style:name="T5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6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7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8" style:family="text">
      <style:text-properties officeooo:rsid="01c03119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Equip_Name" text:name="py3o.line.mco_form_equip_name"/>
        <text:user-field-decl office:value-type="string" office:string-value="Equip_Local" text:name="py3o.line.mco_form_equip_location"/>
        <text:user-field-decl office:value-type="string" office:string-value="Equip_Serial" text:name="py3o.line.mco_form_equip_serial_number"/>
      </text:user-field-decls>
      <text:p text:style-name="P12"><text:a xlink:type="simple" xlink:href="py3o://if=%22objects.mco_form_station_equipment_flag==1%22" text:style-name="Internet_20_link" text:visited-style-name="Visited_20_Internet_20_Link"><text:span text:style-name="T2">if="objects.mco_form_station_equipment_flag==1"</text:span></text:a></text:p>
      <text:h text:style-name="P13" text:outline-level="1">Movimentação de Equipamentos Sem Para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Itens <text:span text:style-name="T3">R</text:span>emovidos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5"><text:a xlink:type="simple" xlink:href="py3o://if=%22line.mco_form_equip_action=='Removido'%22" text:style-name="Internet_20_link" text:visited-style-name="Visited_20_Internet_20_Link"><text:span text:style-name="T8">if="line.mco_form_equip_action=='Removido'"</text:span></text:a></text:p>
          </table:table-cell>
          <table:covered-table-cell/>
        </table:table-row>
        <table:table-row>
          <table:table-cell table:style-name="Tabela1.A6" office:value-type="string">
            <text:p text:style-name="P11">Item</text:p>
          </table:table-cell>
          <table:table-cell table:style-name="Tabela1.B5" office:value-type="string">
            <text:p text:style-name="P7"><text:user-field-get text:name="py3o.line.mco_form_equip_name">Equip_Name</text:user-field-get></text:p>
          </table:table-cell>
        </table:table-row>
        <table:table-row>
          <table:table-cell table:style-name="Tabela1.A6" office:value-type="string">
            <text:p text:style-name="P10">Local onde estava instalado</text:p>
          </table:table-cell>
          <table:table-cell table:style-name="Tabela1.B6" office:value-type="string">
            <text:p text:style-name="P7"><text:user-field-get text:name="py3o.line.mco_form_equip_location">Equip_Local</text:user-field-get></text:p>
          </table:table-cell>
        </table:table-row>
        <table:table-row>
          <table:table-cell table:style-name="Tabela1.A7" office:value-type="string">
            <text:p text:style-name="P11">Número Serial</text:p>
          </table:table-cell>
          <table:table-cell table:style-name="Tabela1.B7" office:value-type="string">
            <text:p text:style-name="P7"><text:user-field-get text:name="py3o.line.mco_form_equip_serial_number">Equip_Serial</text:user-field-get></text:p>
          </table:table-cell>
        </table:table-row>
        <table:table-row table:style-name="Tabela1.8">
          <table:table-cell table:style-name="Tabela1.A8" table:number-columns-spanned="2" office:value-type="string">
            <text:p text:style-name="P2"/>
          </table:table-cell>
          <table:covered-table-cell/>
        </table:table-row>
        <table:table-row>
          <table:table-cell table:style-name="Tabela1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1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">Itens <text:span text:style-name="T3">Adicionados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4"><text:a xlink:type="simple" xlink:href="py3o://if=%22line.mco_form_equip_action=='Adicionado'%22" text:style-name="Internet_20_link" text:visited-style-name="Visited_20_Internet_20_Link"><text:span text:style-name="T7">if="line.mco_form_equip_action=='Adicionado'"</text:span></text:a></text:p>
          </table:table-cell>
          <table:covered-table-cell/>
        </table:table-row>
        <table:table-row>
          <table:table-cell table:style-name="Tabela2.A6" office:value-type="string">
            <text:p text:style-name="Table_20_Contents">Item</text:p>
          </table:table-cell>
          <table:table-cell table:style-name="Tabela2.B5" office:value-type="string">
            <text:p text:style-name="P8"><text:user-field-get text:name="py3o.line.mco_form_equip_name">Equip_Name</text:user-field-get></text:p>
          </table:table-cell>
        </table:table-row>
        <table:table-row>
          <table:table-cell table:style-name="Tabela2.A6" office:value-type="string">
            <text:p text:style-name="Table_20_Contents">Local onde foi instalado</text:p>
          </table:table-cell>
          <table:table-cell table:style-name="Tabela2.B6" office:value-type="string">
            <text:p text:style-name="P8"><text:user-field-get text:name="py3o.line.mco_form_equip_location">Equip_Local</text:user-field-get></text:p>
          </table:table-cell>
        </table:table-row>
        <table:table-row>
          <table:table-cell table:style-name="Tabela2.A7" office:value-type="string">
            <text:p text:style-name="Table_20_Contents">Número Serial</text:p>
          </table:table-cell>
          <table:table-cell table:style-name="Tabela2.B7" office:value-type="string">
            <text:p text:style-name="P8"><text:user-field-get text:name="py3o.line.mco_form_equip_serial_number">Equip_Serial</text:user-field-get></text:p>
          </table:table-cell>
        </table:table-row>
        <table:table-row table:style-name="Tabela2.8">
          <table:table-cell table:style-name="Tabela2.A8" table:number-columns-spanned="2" office:value-type="string">
            <text:p text:style-name="P1"/>
          </table:table-cell>
          <table:covered-table-cell/>
        </table:table-row>
        <table:table-row>
          <table:table-cell table:style-name="Tabela2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1">/i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90220000520800007404EA2E7FD9011E788A.svg" xlink:type="simple" xlink:show="embed" xlink:actuate="onLoad"/><draw:image xlink:href="Pictures/100002010000025300000349CD0BD6EC713B74EE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20:17.146705190</dc:date>
    <meta:editing-duration>P4DT21H34M12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1" meta:paragraph-count="25" meta:word-count="43" meta:character-count="461" meta:non-whitespace-character-count="443"/>
  </office:meta>
</office:document-meta>
</file>